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1a2e8d" officeooo:paragraph-rsid="001a2e8d"/>
    </style:style>
    <style:style style:name="P2" style:family="paragraph" style:parent-style-name="Standard">
      <style:text-properties officeooo:rsid="001e8532" officeooo:paragraph-rsid="001e8532"/>
    </style:style>
    <style:style style:name="P3" style:family="paragraph" style:parent-style-name="Standard">
      <style:paragraph-properties fo:text-align="center" style:justify-single-word="false"/>
      <style:text-properties style:text-underline-style="solid" style:text-underline-type="double" style:text-underline-width="auto" style:text-underline-color="font-color" officeooo:rsid="001eac4e" officeooo:paragraph-rsid="001eac4e"/>
    </style:style>
    <style:style style:name="P4" style:family="paragraph" style:parent-style-name="Standard">
      <style:paragraph-properties fo:text-align="center" style:justify-single-word="false"/>
      <style:text-properties style:text-underline-style="none" officeooo:rsid="001eac4e" officeooo:paragraph-rsid="001eac4e"/>
    </style:style>
    <style:style style:name="P5" style:family="paragraph" style:parent-style-name="Standard">
      <style:paragraph-properties fo:text-align="start" style:justify-single-word="false"/>
      <style:text-properties style:text-underline-style="none" officeooo:rsid="001eac4e" officeooo:paragraph-rsid="001eac4e"/>
    </style:style>
    <style:style style:name="P6" style:family="paragraph" style:parent-style-name="Standard">
      <style:paragraph-properties fo:text-align="start" style:justify-single-word="false"/>
      <style:text-properties style:text-underline-style="none" officeooo:rsid="0022b217" officeooo:paragraph-rsid="0022b217"/>
    </style:style>
    <style:style style:name="P7" style:family="paragraph" style:parent-style-name="Standard">
      <style:paragraph-properties fo:text-align="start" style:justify-single-word="false"/>
      <style:text-properties style:text-underline-style="none" officeooo:rsid="00247ec8" officeooo:paragraph-rsid="00247ec8"/>
    </style:style>
    <style:style style:name="P8" style:family="paragraph" style:parent-style-name="Standard">
      <style:paragraph-properties fo:text-align="start" style:justify-single-word="false"/>
      <style:text-properties style:text-underline-style="none" officeooo:rsid="0028599a" officeooo:paragraph-rsid="0028599a"/>
    </style:style>
    <style:style style:name="P9" style:family="paragraph">
      <loext:graphic-properties draw:fill="none" draw:fill-color="#ffffff"/>
      <style:text-properties fo:font-size="10pt" style:font-size-asian="10pt" style:font-size-complex="10pt"/>
    </style:style>
    <style:style style:name="T1" style:family="text">
      <style:text-properties officeooo:rsid="001c0030"/>
    </style:style>
    <style:style style:name="T2" style:family="text">
      <style:text-properties officeooo:rsid="001d5a3a"/>
    </style:style>
    <style:style style:name="T3" style:family="text">
      <style:text-properties officeooo:rsid="0022b217"/>
    </style:style>
    <style:style style:name="T4" style:family="text">
      <style:text-properties officeooo:rsid="00249cc1"/>
    </style:style>
    <style:style style:name="T5" style:family="text">
      <style:text-properties officeooo:rsid="002c6450"/>
    </style:style>
    <style:style style:name="T6" style:family="text">
      <style:text-properties fo:font-size="10pt" style:font-size-asian="10pt" style:font-size-complex="10pt"/>
    </style:style>
    <style:style style:name="gr1" style:family="graphic">
      <style:graphic-properties draw:stroke="none" svg:stroke-color="#000000" draw:fill="none" draw:fill-color="#ffffff" fo:min-height="0.55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0.58cm" fo:min-width="2.656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éfinitions : <text:span text:style-name="T5">pjp</text:span></text:p>
      <text:p text:style-name="P1"/>
      <text:p text:style-name="P1">- manager :</text:p>
      <text:p text:style-name="P1">Individu qui atteint des buts par le biais d’autres personnes</text:p>
      <text:p text:style-name="P1">Avec/via d’autres personnes</text:p>
      <text:p text:style-name="P1">Réaliser un objectif</text:p>
      <text:p text:style-name="P1"/>
      <text:p text:style-name="P1">- pouvoir traditionnel :</text:p>
      <text:p text:style-name="P1">Toute structure suppose l’existence d’un pouvoir, c’est-à-dire la mise en place de relations stables d’autorité. Cette autorité peut être exercée sur les personnes ou sur les tâches.</text:p>
      <text:p text:style-name="P1"/>
      <text:p text:style-name="P1">- pouvoir :</text:p>
      <text:p text:style-name="P1">Capacité d’un acteur de faire <text:span text:style-name="T4">agir</text:span> un autre acteur dans un sens qui lui est favorable. <text:span text:style-name="T1">Les sources du­ pouvoir sont l’expertise, la maîtrise des relations à l’environnement, la maîtrise des communications, la connaissance des règles du fonctionnement.</text:span></text:p>
      <text:p text:style-name="P1"/>
      <text:p text:style-name="P1">- <text:span text:style-name="T2">autorité :</text:span></text:p>
      <text:p text:style-name="P2">Désigne une relation excluant la vraie contrainte, une sorte de pouvoir d’influence, étranger à l’exercice de la force directe. On s’incline spontanément devant l’autorité, par crainte ou par respect. Elle relève du rapport hiérarchique ou de la compétence. Les réponses spécifiques à l’autorité sont l’acquiescement et le respect.</text:p>
      <text:p text:style-name="P2"/>
      <text:p text:style-name="P2">- organisation :</text:p>
      <text:p text:style-name="P2">Entité sociale sciemment coordonnée, composée de 2 personnes ou plus, et dont le fonctionnement vise de façon relativement constante la réalisation d’un but ou d’un ensemble de buts communs en se conformant aux conduites sociales qui permettent de l’atteindre.</text:p>
      <text:p text:style-name="P2"/>
      <text:p text:style-name="P3">Un environnement à plusieurs facettes :</text:p>
      <text:p text:style-name="P4"><draw:frame text:anchor-type="paragraph" draw:z-index="7" draw:name="Shape1" draw:style-name="gr1" draw:text-style-name="P9" svg:width="2.514cm" svg:height="0.556cm" svg:x="7.295cm" svg:y="0.43cm"><draw:text-box><text:p><text:span text:style-name="T6">E Social</text:span></text:p></draw:text-box></draw:frame></text:p>
      <text:p text:style-name="P4"><draw:frame text:anchor-type="paragraph" draw:z-index="0" draw:name="Shape1" draw:style-name="gr1" draw:text-style-name="P9" svg:width="2.514cm" svg:height="0.556cm" svg:x="7.348cm" svg:y="3.912cm"><draw:text-box><text:p><text:span text:style-name="T6">E Technologie</text:span></text:p></draw:text-box></draw:frame><draw:frame text:anchor-type="paragraph" draw:z-index="1" draw:name="Shape1" draw:style-name="gr1" draw:text-style-name="P9" svg:width="2.514cm" svg:height="0.556cm" svg:x="1.475cm" svg:y="2.801cm"><draw:text-box><text:p><text:span text:style-name="T6">E Ecologie</text:span></text:p></draw:text-box></draw:frame><draw:frame text:anchor-type="paragraph" draw:z-index="2" draw:name="Shape1" draw:style-name="gr1" draw:text-style-name="P9" svg:width="2.514cm" svg:height="0.556cm" svg:x="1.475cm" svg:y="1.716cm"><draw:text-box><text:p><text:span text:style-name="T6">E Réglementaire</text:span></text:p></draw:text-box></draw:frame><draw:frame text:anchor-type="paragraph" draw:z-index="3" draw:name="Shape1" draw:style-name="gr1" draw:text-style-name="P9" svg:width="2.514cm" svg:height="0.556cm" svg:x="1.448cm" svg:y="0.684cm"><draw:text-box><text:p><text:span text:style-name="T6">E Démographie</text:span></text:p></draw:text-box></draw:frame><draw:frame text:anchor-type="paragraph" draw:z-index="4" draw:name="Shape1" draw:style-name="gr1" draw:text-style-name="P9" svg:width="2.514cm" svg:height="0.556cm" svg:x="13.222cm" svg:y="2.933cm"><draw:text-box><text:p><text:span text:style-name="T6">E Culturel</text:span></text:p></draw:text-box></draw:frame><draw:frame text:anchor-type="paragraph" draw:z-index="5" draw:name="Shape1" draw:style-name="gr1" draw:text-style-name="P9" svg:width="2.514cm" svg:height="0.556cm" svg:x="13.196cm" svg:y="1.769cm"><draw:text-box><text:p><text:span text:style-name="T6">E Economique</text:span></text:p></draw:text-box></draw:frame><draw:frame text:anchor-type="paragraph" draw:z-index="6" draw:name="Shape1" draw:style-name="gr1" draw:text-style-name="P9" svg:width="2.514cm" svg:height="0.556cm" svg:x="13.275cm" svg:y="0.605cm"><draw:text-box><text:p><text:span text:style-name="T6">E Politique</text:span></text:p></draw:text-box></draw:frame><draw:custom-shape text:anchor-type="paragraph" draw:z-index="8" draw:name="Shape2" draw:style-name="gr2" svg:width="3.758cm" svg:height="0.821cm" svg:x="6.449cm" svg:y="1.637cm"><text:p>ENTREPRISE</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4"/>
      <text:p text:style-name="P4"/>
      <text:p text:style-name="P4"/>
      <text:p text:style-name="P4"/>
      <text:p text:style-name="P4"/>
      <text:p text:style-name="P4"/>
      <text:p text:style-name="P4"/>
      <text:p text:style-name="P4"/>
      <text:p text:style-name="P4"/>
      <text:p text:style-name="P5">- <text:span text:style-name="T3">structure organisationnelle :</text:span></text:p>
      <text:p text:style-name="P6">Ensemble de dispositifs permettant <text:s/>de répartir, coordonner et contrôler les activités et orienter le comportement des hommes dans le cadre des objectifs de l’entreprise.</text:p>
      <text:p text:style-name="P6"/>
      <text:p text:style-name="P6">Agencement et articulation des différents comportements de l’entreprise.</text:p>
      <text:p text:style-name="P6">Modes principaux de division de travail entre entités.</text:p>
      <text:p text:style-name="P6">Mécanismes de collaboration et de coordination.</text:p>
      <text:p text:style-name="P6"/>
      <text:p text:style-name="P6">3 Dimensions de management stratégique : politique, économique et organisationnelle</text:p>
      <text:p text:style-name="P6"/>
      <text:p text:style-name="P6">Evolution des structures à-travers le temps (contexte, autorité, principes de management)</text:p>
      <text:p text:style-name="P6">→ Moyen-Age et modèle du maître artisan</text:p>
      <text:p text:style-name="P6">→ Révolution industrielle et entreprise familiale</text:p>
      <text:p text:style-name="P7"><text:soft-page-break/>Du mécanisme à l’organique</text:p>
      <text:p text:style-name="P7">→ l’ère industrielle classique (1900-1950), le modèle pyramidal</text:p>
      <text:p text:style-name="P7">→ l’ère industrielle néoclassique (1950-1980), le modèle staff&amp;line et la matrice</text:p>
      <text:p text:style-name="P7">→ l’ère de l’information néoclassique (1980-2000), le modèle divisionnel</text:p>
      <text:p text:style-name="P7">→21è siècle, le clan et le réseau</text:p>
      <text:p text:style-name="P7"/>
      <text:p text:style-name="P7">- culture d’entreprise :</text:p>
      <text:p text:style-name="P7">Ensemble des manières de penser, de sentir et d’agir communes aux membres d’une même organisation</text:p>
      <text:p text:style-name="P7">Cadre de pensée, système de valeurs et de règles englobent valeurs, croyances, postulats, attitudes et <text:s/>normes communes.</text:p>
      <text:p text:style-name="P7"/>
      <text:p text:style-name="P7">critères d’identification :</text:p>
      <text:p text:style-name="P7">1) Histoire</text:p>
      <text:p text:style-name="P7">2) Métiers</text:p>
      <text:p text:style-name="P7">3) Valeurs dominantes</text:p>
      <text:p text:style-name="P7">4) Référentiels en terme de développement</text:p>
      <text:p text:style-name="P7">5) Positionnement face à l’environnement</text:p>
      <text:p text:style-name="P7">6) Éléments d’identification et d’appartenance</text:p>
      <text:p text:style-name="P7">7) Type de structures</text:p>
      <text:p text:style-name="P7">8) Processus de décision</text:p>
      <text:p text:style-name="P7">9) Styles de management et sources de pouvoir</text:p>
      <text:p text:style-name="P7">10) Politique des RH</text:p>
      <text:p text:style-name="P7">11) Comportement et attitudes</text:p>
      <text:p text:style-name="P7"/>
      <text:p text:style-name="P8">Les défis du management d’aujourd’hui :</text:p>
      <text:p text:style-name="P8">- affronter les pressions économiques</text:p>
      <text:p text:style-name="P8">- affronter la globalisation</text:p>
      <text:p text:style-name="P8">- manager la diversité</text:p>
      <text:p text:style-name="P8">- améliorer le service au client</text:p>
      <text:p text:style-name="P8">- améliorer les compétences des collaborateurs</text:p>
      <text:p text:style-name="P8">- stimuler l’innovation et le changement</text:p>
      <text:p text:style-name="P8">- s’adapter aux dynamiques éphémères</text:p>
      <text:p text:style-name="P8">- travailler en réseau</text:p>
      <text:p text:style-name="P8">- favoriser l’équilibre entre vie privée et vie publique</text:p>
      <text:p text:style-name="P8">- créer un environnement de travail positif</text:p>
      <text:p text:style-name="P8">- développer la dimension éthique des décisions</text:p>
      <text:p text:style-name="P8"/>
      <text:p text:style-name="P8">Champs d’étude autour du comportement organisationnel :</text:p>
      <text:p text:style-name="P8">- Variables dépendantes</text:p>
      <text:p text:style-name="P8"><text:tab/>productivité, absentéisme, turnover, comportements</text:p>
      <text:p text:style-name="P8"><text:tab/>professionnel dérivant, citoyenneté d’entreprise, satisfaction personnelle</text:p>
      <text:p text:style-name="P8">- Variables indépendantes</text:p>
      <text:p text:style-name="P8"><text:tab/>au niveau individuel, au niveau du groupe, au niveau du système ou de l’organisation</text:p>
      <text:p text:style-name="P8"/>
      <text:p text:style-name="P8">comportement professionnel dérivant → volontai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2T13:07:29.464576621</meta:creation-date>
    <meta:generator>LibreOffice/5.1.6.2$Linux_X86_64 LibreOffice_project/10m0$Build-2</meta:generator>
    <dc:date>2017-11-04T19:17:10.806436529</dc:date>
    <meta:editing-duration>PT50M30S</meta:editing-duration>
    <meta:editing-cycles>16</meta:editing-cycles>
    <meta:document-statistic meta:table-count="0" meta:image-count="0" meta:object-count="0" meta:page-count="2" meta:paragraph-count="62" meta:word-count="514" meta:character-count="3557" meta:non-whitespace-character-count="3101"/>
  </office:meta>
</office:document-meta>
</file>